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32360" officeooo:paragraph-rsid="00032360" style:font-size-asian="17.5pt" style:font-size-complex="20pt"/>
    </style:style>
    <style:style style:name="P2" style:family="paragraph" style:parent-style-name="Standard">
      <style:paragraph-properties fo:text-align="start" style:justify-single-word="false"/>
      <style:text-properties fo:font-size="14pt" fo:font-style="italic" officeooo:paragraph-rsid="00032360" style:font-size-asian="14pt" style:font-style-asian="italic" style:font-size-complex="14pt" style:font-style-complex="italic"/>
    </style:style>
    <style:style style:name="P3" style:family="paragraph" style:parent-style-name="Standard">
      <style:paragraph-properties fo:text-align="start" style:justify-single-word="false"/>
      <style:text-properties fo:font-size="14pt" fo:font-style="italic" officeooo:paragraph-rsid="0004ce33" style:font-size-asian="14pt" style:font-style-asian="italic" style:font-size-complex="14pt" style:font-style-complex="italic"/>
    </style:style>
    <style:style style:name="P4" style:family="paragraph" style:parent-style-name="Standard">
      <style:paragraph-properties fo:text-align="start" style:justify-single-word="false"/>
      <style:text-properties fo:font-size="14pt" fo:font-style="italic" officeooo:rsid="00032360" officeooo:paragraph-rsid="00032360" style:font-size-asian="14pt" style:font-style-asian="italic" style:font-size-complex="14pt" style:font-style-complex="italic"/>
    </style:style>
    <style:style style:name="P5" style:family="paragraph" style:parent-style-name="Standard">
      <style:paragraph-properties fo:text-align="start" style:justify-single-word="false"/>
      <style:text-properties fo:font-size="14pt" fo:font-style="italic" style:text-underline-style="none" officeooo:paragraph-rsid="0006df32" style:font-size-asian="14pt" style:font-style-asian="italic" style:font-size-complex="14pt" style:font-style-complex="italic"/>
    </style:style>
    <style:style style:name="P6" style:family="paragraph" style:parent-style-name="Standard">
      <style:paragraph-properties fo:text-align="start" style:justify-single-word="false"/>
      <style:text-properties fo:font-size="14pt" fo:font-style="normal" style:text-underline-style="none" officeooo:rsid="0008b987" officeooo:paragraph-rsid="0008b987" style:font-size-asian="14pt" style:font-style-asian="normal" style:font-size-complex="14pt" style:font-style-complex="normal"/>
    </style:style>
    <style:style style:name="P7" style:family="paragraph" style:parent-style-name="Standard">
      <style:paragraph-properties fo:text-align="start" style:justify-single-word="false"/>
      <style:text-properties fo:font-size="13pt" fo:font-style="normal" officeooo:rsid="00044738" officeooo:paragraph-rsid="00044738" style:font-size-asian="13pt" style:font-style-asian="normal" style:font-size-complex="13pt" style:font-style-complex="normal"/>
    </style:style>
    <style:style style:name="T1" style:family="text">
      <style:text-properties officeooo:rsid="00032360"/>
    </style:style>
    <style:style style:name="T2" style:family="text">
      <style:text-properties officeooo:rsid="00062316"/>
    </style:style>
    <style:style style:name="T3" style:family="text">
      <style:text-properties officeooo:rsid="0006df32"/>
    </style:style>
    <style:style style:name="T4" style:family="text">
      <style:text-properties fo:font-size="12pt" fo:font-style="normal" style:font-size-asian="12pt" style:font-style-asian="normal" style:font-size-complex="12pt" style:font-style-complex="normal"/>
    </style:style>
    <style:style style:name="T5" style:family="text">
      <style:text-properties fo:font-size="12pt" fo:font-style="normal" officeooo:rsid="0006df32" style:font-size-asian="12pt" style:font-style-asian="normal" style:font-size-complex="12pt" style:font-style-complex="normal"/>
    </style:style>
    <style:style style:name="T6" style:family="text">
      <style:text-properties fo:font-size="12pt" fo:font-style="normal" officeooo:rsid="0008b987" style:font-size-asian="12pt" style:font-style-asian="normal" style:font-size-complex="12pt" style:font-style-complex="normal"/>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officeooo:rsid="000a17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5.1</text:p>
      <text:p text:style-name="P1"/>
      <text:p text:style-name="P2"><text:span text:style-name="T1">1. </text:span>Diseña tu código en un fichero HTML para que aparezcan tres audios posibles que solo comenzarán a reproducirse cuando se pulse sobre ellos. Además, sólo deben hacerlo una vez.</text:p>
      <text:p text:style-name="P2"/>
      <text:p text:style-name="P4">2.Tanto en el caso de los elementos de sonido (como en el caso de los vídeos), se han nombrado brevemente dos etiquetas que aparecen dentro de los contenedores, &lt;audio&gt; y &lt;video&gt;, cuando estos son creados como tal. Estas etiquetas son &lt;source&gt; y &lt;track&gt;.</text:p>
      <text:p text:style-name="P4">a) Observa y responde: ¿qué está ocurriendo en el siguiente fragmento?</text:p>
      <text:p text:style-name="P4"/>
      <text:p text:style-name="P7">Se crea un controlador que contiene un audio con subtítulos en 3 idiomas distintos. <text:span text:style-name="T9">Sin embargo en el src <text:s/>del audio no puede ser .html, y la etiqueta trackind no existe, son en realidad etiqueta y parámetro separados ( track kind=’’).</text:span></text:p>
      <text:p text:style-name="P4"/>
      <text:p text:style-name="P4">b) Diseña un pequeño documento HTML donde se utilice y funcionen.</text:p>
      <text:p text:style-name="P2"/>
      <text:p text:style-name="P2"/>
      <text:p text:style-name="P3"><text:span text:style-name="T2">4. </text:span>Los elementos interactivos aportan un valor extra al diseño de un sitio web. Pero, en ocasiones, su uso indebido puede producir el efecto contrario. Busca tres ejemplos de páginas web donde esto ocurra. Verás cómo la sobrecarga de elementos y una mala gestión en el diseño de estos es más común de lo que parece.</text:p>
      <text:p text:style-name="P3"/>
      <text:p text:style-name="P3"><text:a xlink:type="simple" xlink:href="https://www.art.yale.edu/" text:style-name="Internet_20_link" text:visited-style-name="Visited_20_Internet_20_Link"><text:span text:style-name="T4">https://www.art.yale.edu/</text:span></text:a><text:span text:style-name="T4"> → </text:span><text:span text:style-name="T5">La página a parte de mal maquetada está llen</text:span><text:span text:style-name="T6">a </text:span><text:span text:style-name="T5">de links y desplegables.</text:span></text:p>
      <text:p text:style-name="P3"/>
      <text:p text:style-name="P3"/>
      <text:p text:style-name="P3"/>
      <text:p text:style-name="P5"><text:span text:style-name="T3">5. </text:span>Los elementos interactivos proporcionan al usuario la sensación de poder modelar en ciertos momentos el aspecto que muestra el sitio web, desplegando cuadros y tablas. Hasta ahora se ha visto que dentro de estos detalles aparece texto. Reflexiona y responde: ¿sería posible que al pulsar sobre el icono de la fecha apareciera una animación? Si es así, desarrolla un fichero HTML que lo implemente.</text:p>
      <text:p text:style-name="P5"/>
      <text:p text:style-name="P6">Sí, mediante un listener que al clickar sobre el objeto lanzase la animación definid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8T11:12:27.182650081</meta:creation-date>
    <dc:date>2024-01-25T09:15:21.060239278</dc:date>
    <meta:editing-duration>PT43M35S</meta:editing-duration>
    <meta:editing-cycles>8</meta:editing-cycles>
    <meta:generator>LibreOffice/7.3.7.2$Linux_X86_64 LibreOffice_project/30$Build-2</meta:generator>
    <meta:document-statistic meta:table-count="0" meta:image-count="0" meta:object-count="0" meta:page-count="1" meta:paragraph-count="10" meta:word-count="288" meta:character-count="1715" meta:non-whitespace-character-count="1436"/>
  </office:meta>
</office:document-meta>
</file>